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1.91pt"/>
    </style:style>
    <style:style style:name="co3" style:family="table-column">
      <style:table-column-properties fo:break-before="auto" style:column-width="232.95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Enjoyed</text:p>
          </table:table-cell>
          <table:table-cell table:style-name="ce1" office:value-type="string" calcext:value-type="string">
            <text:p>Valuable Topic</text:p>
          </table:table-cell>
          <table:table-cell table:style-name="ce1" office:value-type="string" calcext:value-type="string">
            <text:p>Engaged</text:p>
          </table:table-cell>
          <table:table-cell table:style-name="ce1" office:value-type="string" calcext:value-type="string">
            <text:p>Liked</text:p>
          </table:table-cell>
          <table:table-cell table:style-name="ce1" office:value-type="string" calcext:value-type="string">
            <text:p>Needs Improved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ersonal Engagement; New Topics/concepts</text:p>
          </table:table-cell>
          <table:table-cell office:value-type="string" calcext:value-type="string">
            <text:p>More examples how to add individual change; less personal experience but more to the point; more discussion on the usefullness of a concept in science after presentation of a concept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al experience and development; stayed on time; clear slides</text:p>
          </table:table-cell>
          <table:table-cell office:value-type="string" calcext:value-type="string">
            <text:p>more time for discussoins; more personal experiences from other participants for what strategies worked for them; paperplane testing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ng examples; Open discussions; effort thorwn into preparation; push-pull example</text:p>
          </table:table-cell>
          <table:table-cell office:value-type="string" calcext:value-type="string">
            <text:p>shorten personal experience section; more concrete exampls with the group; comparison with other methods like trial and error fast prototyp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e general idea was good but I was missing the “red thread”; i.e. the connection between tverything</text:p>
          </table:table-cell>
          <table:table-cell office:value-type="string" calcext:value-type="string">
            <text:p>It would be good to be somewhat more specific, decreased amount of time for the intro</text:p>
          </table:table-cell>
          <table:table-cell table:number-columns-repeated="1017"/>
        </table:table-row>
        <table:table-row table:style-name="ro4"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tical part, teting stragies; you were really well informed; it is a super relevant topic for everyone</text:p>
          </table:table-cell>
          <table:table-cell office:value-type="string" calcext:value-type="string">
            <text:p>shorter introduction; more practical engagement (‘discussions’ just don’t work well to get everybody); less vague terms to link lean concept to research (lots of obvious statements); directly describe what you changed (one day example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al experience story; discussion sections; speaker (you) was open to skepticism/criticism</text:p>
          </table:table-cell>
          <table:table-cell office:value-type="string" calcext:value-type="string">
            <text:p>Topics focus; deeper, more detailed demos of new concepts; even more discussion regarding the personal experiences of the audience with the topic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traditional conversation based</text:p>
          </table:table-cell>
          <table:table-cell office:value-type="string" calcext:value-type="string">
            <text:p>Less theory more application of the theory to our contex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parts were good topics for thought, particularly the beginning</text:p>
          </table:table-cell>
          <table:table-cell office:value-type="string" calcext:value-type="string">
            <text:p>Efficiency was low; most of the time was you discussing yourself; central topic unclear. Could make this more clear.</text:p>
          </table:table-cell>
          <table:table-cell table:number-columns-repeated="1017"/>
        </table:table-row>
        <table:table-row table:style-name="ro5"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 from unfamiliar topics;new input for thought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piration outside academic; live session; personal touch</text:p>
          </table:table-cell>
          <table:table-cell office:value-type="string" calcext:value-type="string">
            <text:p>more focus on main points; less interactively on paper; I am bad at suggestions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irplanes</text:p>
          </table:table-cell>
          <table:table-cell office:value-type="string" calcext:value-type="string">
            <text:p>more discussion; less monologue</text:p>
          </table:table-cell>
          <table:table-cell table:number-columns-repeated="1017"/>
        </table:table-row>
        <table:table-row table:style-name="ro5" table:number-rows-repeated="1048563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5:06.795141897</meta:creation-date>
    <dc:date>2018-10-06T11:18:45.342766835</dc:date>
    <meta:editing-duration>PT23M36S</meta:editing-duration>
    <meta:editing-cycles>12</meta:editing-cycles>
    <meta:generator>LibreOffice/6.1.2.1$Linux_X86_64 LibreOffice_project/04740d4bf6b193367aa9e036c817573dfc3cad4a</meta:generator>
    <meta:document-statistic meta:table-count="1" meta:cell-count="59" meta:object-count="0"/>
  </office:meta>
</office:document-meta>
</file>